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jghj</text:p>
      <text:p text:style-name="Standard">ghjghвпрапр</text:p>
      <text:p text:style-name="Standard">апрапр</text:p>
      <text:p text:style-name="Standard">апрапрап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17:57:19</meta:creation-date>
    <dc:date>2013-11-19T17:57:48</dc:date>
    <meta:editing-duration>P0D</meta:editing-duration>
    <meta:editing-cycles>1</meta:editing-cycles>
    <meta:document-statistic meta:table-count="0" meta:image-count="0" meta:object-count="0" meta:page-count="1" meta:paragraph-count="4" meta:word-count="4" meta:character-count="32" meta:non-whitespace-character-count="32"/>
    <meta:generator>LibreOffice/3.5$Linux_X86_64 LibreOffice_project/350m1$Build-2</meta:generator>
  </office:meta>
</office:document-meta>
</file>